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775cm" fo:min-width="3.022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28cm" svg:stroke-color="#000000" draw:marker-start-width="0.242cm" draw:marker-end="Symmetric_20_Arrow" draw:marker-end-width="0.305cm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width="0.025cm" svg:stroke-color="#000000" draw:fill="solid" draw:fill-color="#ffffff" draw:textarea-horizontal-align="justify" draw:textarea-vertical-align="middle" draw:auto-grow-height="false" fo:min-height="0.11cm" fo:min-width="0cm" fo:padding-top="0.137cm" fo:padding-bottom="0.137cm" fo:padding-left="0.012cm" fo:padding-right="0.012cm"/>
    </style:style>
    <style:style style:name="gr5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775cm" fo:min-width="3.657cm" fo:padding-top="0.142cm" fo:padding-bottom="0.142cm" fo:padding-left="0.267cm" fo:padding-right="0.267cm"/>
    </style:style>
    <style:style style:name="gr7" style:family="graphic" style:parent-style-name="measure">
      <style:graphic-properties draw:stroke="none" draw:auto-grow-height="true" fo:min-height="0cm" fo:min-width="0cm"/>
    </style:style>
    <style:style style:name="gr8" style:family="graphic" style:parent-style-name="standard">
      <style:graphic-properties svg:stroke-width="0.025cm" svg:stroke-color="#000000" draw:marker-start-width="0.237cm" draw:marker-end-width="0.237cm" draw:fill-color="#ffffff" draw:textarea-horizontal-align="justify" draw:textarea-vertical-align="middle" draw:auto-grow-height="false" fo:min-height="0.996cm" fo:min-width="1.246cm" fo:padding-top="0.137cm" fo:padding-bottom="0.137cm" fo:padding-left="0.012cm" fo:padding-right="0.012cm"/>
    </style:style>
    <style:style style:name="gr9" style:family="graphic" style:parent-style-name="objectwithoutfill">
      <style:graphic-properties svg:stroke-color="#cccccc" draw:fill="none" draw:fill-color="#729fcf" draw:textarea-vertical-align="middle"/>
    </style:style>
    <style:style style:name="gr10" style:family="graphic" style:parent-style-name="objectwithoutfill">
      <style:graphic-properties svg:stroke-width="0.025cm" draw:marker-start-width="0.237cm" draw:marker-end-width="0.237cm" draw:fill="none" draw:fill-color="#729fcf" draw:textarea-vertical-align="middle" fo:padding-top="0.137cm" fo:padding-bottom="0.137cm" fo:padding-left="0.012cm" fo:padding-right="0.012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94cm" fo:min-width="3.581cm" fo:padding-top="0.142cm" fo:padding-bottom="0.142cm" fo:padding-left="0.267cm" fo:padding-right="0.267cm"/>
    </style:style>
    <style:style style:name="gr12" style:family="graphic" style:parent-style-name="standard">
      <style:graphic-properties draw:fill-color="#729fcf" draw:textarea-vertical-align="middle"/>
    </style:style>
    <style:style style:name="gr13" style:family="graphic" style:parent-style-name="standard">
      <style:graphic-properties svg:stroke-width="0.028cm" svg:stroke-color="#000000" draw:marker-start-width="0.241cm" draw:marker-end-width="0.241cm" draw:fill-color="#729fcf" draw:textarea-vertical-align="middle" fo:padding-top="0.138cm" fo:padding-bottom="0.138cm" fo:padding-left="0.013cm" fo:padding-right="0.013cm"/>
    </style:style>
    <style:style style:name="gr14" style:family="graphic" style:parent-style-name="standard">
      <style:graphic-properties svg:stroke-width="0.028cm" svg:stroke-color="#000000" draw:marker-start="Symmetric_20_Arrow" draw:marker-start-width="0.305cm" draw:marker-end="" draw:marker-end-width="0.242cm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svg:stroke-width="0.028cm" svg:stroke-color="#000000" draw:marker-start="" draw:marker-start-width="0.305cm" draw:marker-end="Symmetric_20_Arrow" draw:marker-end-width="0.305cm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775cm" fo:min-width="3.911cm" fo:padding-top="0.142cm" fo:padding-bottom="0.142cm" fo:padding-left="0.267cm" fo:padding-right="0.267cm"/>
    </style:style>
    <style:style style:name="gr17" style:family="graphic" style:parent-style-name="standard">
      <style:graphic-properties svg:stroke-width="0.028cm" svg:stroke-color="#000000" draw:marker-start="Symmetric_20_Arrow" draw:marker-start-width="0.305cm" draw:marker-end-width="0.242cm" draw:textarea-vertical-align="middle" fo:padding-top="0.139cm" fo:padding-bottom="0.139cm" fo:padding-left="0.264cm" fo:padding-right="0.264cm"/>
    </style:style>
    <style:style style:name="gr18" style:family="graphic" style:parent-style-name="standard">
      <style:graphic-properties svg:stroke-width="0.028cm" svg:stroke-color="#000000" draw:marker-start="Symmetric_20_Arrow" draw:marker-start-width="0.305cm" draw:marker-end="" draw:marker-end-width="0.305cm" draw:textarea-vertical-align="middle" fo:padding-top="0.139cm" fo:padding-bottom="0.139cm" fo:padding-left="0.264cm" fo:padding-right="0.264cm"/>
    </style:style>
    <style:style style:name="gr19" style:family="graphic" style:parent-style-name="standard">
      <style:graphic-properties svg:stroke-width="0.025cm" svg:stroke-color="#000000" draw:fill="solid" draw:fill-color="#ffffff" draw:textarea-horizontal-align="justify" draw:textarea-vertical-align="middle" draw:auto-grow-height="false" fo:min-height="0.086cm" fo:min-width="0.336cm" fo:padding-top="0.137cm" fo:padding-bottom="0.137cm" fo:padding-left="0.012cm" fo:padding-right="0.012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775cm" fo:min-width="4.546cm" fo:padding-top="0.142cm" fo:padding-bottom="0.142cm" fo:padding-left="0.267cm" fo:padding-right="0.267cm"/>
    </style:style>
    <style:style style:name="gr21" style:family="graphic" style:parent-style-name="measure">
      <style:graphic-properties draw:stroke="none" draw:auto-grow-height="true" draw:auto-grow-width="false" fo:min-height="1.157cm" fo:min-width="0cm"/>
    </style:style>
    <style:style style:name="P1" style:family="paragraph">
      <style:paragraph-properties fo:margin-left="0.051cm" fo:margin-right="0.051cm" fo:margin-top="0.051cm" fo:margin-bottom="0.051cm" fo:text-align="center" fo:text-indent="0cm"/>
      <style:text-properties fo:font-size="10pt" style:font-size-asian="10pt" style:font-size-complex="10pt"/>
    </style:style>
    <style:style style:name="P2" style:family="paragraph">
      <loext:graphic-properties draw:fill-color="#ffffff"/>
      <style:paragraph-properties fo:margin-left="0.051cm" fo:margin-right="0.051cm" fo:margin-top="0.051cm" fo:margin-bottom="0.051cm" fo:text-align="center" fo:text-indent="0cm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="none" draw:fill-color="#ffffff"/>
      <style:paragraph-properties fo:text-align="center"/>
      <style:text-properties fo:font-size="12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text-properties fo:color="#808080" fo:font-size="10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729fcf"/>
      <style:paragraph-properties fo:text-align="center"/>
    </style:style>
    <style:style style:name="P10" style:family="paragraph">
      <loext:graphic-properties draw:fill-color="#729fcf"/>
      <style:paragraph-properties fo:text-align="center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556cm" svg:height="2.059cm" svg:x="4.461cm" svg:y="9.879cm">
          <text:p text:style-name="P1"><text:span text:style-name="T1">Process raw mic data and average packet of samples</text:span></text:p>
          <draw:enhanced-geometry svg:viewBox="0 0 21600 21600" draw:type="rectangle" draw:enhanced-path="M 0 0 L 21600 0 21600 21600 0 21600 0 0 Z N"/>
        </draw:custom-shape>
        <draw:frame draw:style-name="gr2" draw:text-style-name="P4" xml:id="id1" draw:id="id1" draw:layer="layout" svg:width="1.962cm" svg:height="1.199cm" svg:x="0.959cm" svg:y="10.309cm">
          <draw:text-box>
            <text:p text:style-name="P3">MIC DATA</text:p>
            <text:p text:style-name="P3">(IN)</text:p>
          </draw:text-box>
        </draw:frame>
        <draw:connector draw:style-name="gr3" draw:text-style-name="P5" draw:layer="layout" svg:x1="2.921cm" svg:y1="10.908cm" svg:x2="4.461cm" svg:y2="10.908cm" draw:start-shape="id1" draw:end-shape="id2" draw:end-glue-point="3" svg:d="M2921 10908h1540" svg:viewBox="0 0 1541 1">
          <text:p/>
        </draw:connector>
        <draw:custom-shape draw:style-name="gr4" draw:text-style-name="P6" xml:id="id3" draw:id="id3" draw:layer="layout" svg:width="0.508cm" svg:height="0.508cm" svg:x="9.187cm" svg:y="10.654cm">
          <text:p text:style-name="P5">+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5" xml:id="id12" draw:id="id12" draw:layer="layout" svg:x1="8.017cm" svg:y1="10.908cm" svg:x2="9.187cm" svg:y2="10.908cm" draw:start-shape="id2" draw:end-shape="id3" draw:end-glue-point="6" svg:d="M8017 10908h1170" svg:viewBox="0 0 1171 1">
          <text:p/>
        </draw:connector>
        <draw:custom-shape draw:style-name="gr6" draw:text-style-name="P2" xml:id="id4" draw:id="id4" draw:layer="layout" svg:width="4.191cm" svg:height="2.059cm" svg:x="11.249cm" svg:y="9.879cm">
          <text:p text:style-name="P1"><text:span text:style-name="T1">Adjust the gain value based on noise value to keep the perceived volume level constant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9.695cm" svg:y1="10.908cm" svg:x2="11.249cm" svg:y2="10.908cm" draw:start-shape="id3" draw:start-glue-point="10" draw:end-shape="id4" svg:d="M9695 10908h1554" svg:viewBox="0 0 1555 1">
          <text:p/>
        </draw:connector>
        <draw:frame draw:style-name="gr7" draw:text-style-name="P7" draw:layer="layout" svg:width="0.84cm" svg:height="0.645cm" svg:x="10.094cm" svg:y="10.276cm">
          <draw:text-box>
            <text:p text:style-name="P7">noise</text:p>
          </draw:text-box>
        </draw:frame>
        <draw:g xml:id="id5" draw:id="id5">
          <draw:custom-shape draw:style-name="gr8" draw:text-style-name="P8" draw:layer="layout" svg:width="1.27cm" svg:height="1.27cm" svg:x="15.902cm" svg:y="10.273cm">
            <text:p/>
            <draw:enhanced-geometry svg:viewBox="0 0 21600 21600" draw:type="rectangle" draw:enhanced-path="M 0 0 L 21600 0 21600 21600 0 21600 0 0 Z N"/>
          </draw:custom-shape>
          <draw:line draw:style-name="gr9" draw:text-style-name="P9" draw:layer="layout" svg:x1="16.537cm" svg:y1="10.464cm" svg:x2="16.537cm" svg:y2="11.353cm">
            <text:p/>
          </draw:line>
          <draw:line draw:style-name="gr9" draw:text-style-name="P9" draw:layer="layout" svg:x1="16.029cm" svg:y1="10.908cm" svg:x2="17.045cm" svg:y2="10.908cm">
            <text:p/>
          </draw:line>
          <draw:g>
            <draw:line draw:style-name="gr10" draw:text-style-name="P9" draw:layer="layout" svg:x1="16.982cm" svg:y1="10.654cm" svg:x2="16.601cm" svg:y2="10.654cm">
              <text:p/>
            </draw:line>
            <draw:line draw:style-name="gr10" draw:text-style-name="P9" draw:layer="layout" svg:x1="16.474cm" svg:y1="11.162cm" svg:x2="16.093cm" svg:y2="11.162cm">
              <text:p/>
            </draw:line>
            <draw:line draw:style-name="gr10" draw:text-style-name="P9" draw:layer="layout" svg:x1="16.601cm" svg:y1="10.654cm" svg:x2="16.474cm" svg:y2="11.162cm">
              <text:p/>
            </draw:line>
          </draw:g>
        </draw:g>
        <draw:connector draw:style-name="gr5" draw:text-style-name="P5" draw:layer="layout" svg:x1="15.44cm" svg:y1="10.908cm" svg:x2="15.902cm" svg:y2="10.908cm" draw:start-shape="id4" draw:start-glue-point="1" draw:end-shape="id5" draw:end-glue-point="3" svg:d="M15440 10908h462" svg:viewBox="0 0 463 1">
          <text:p/>
        </draw:connector>
        <draw:custom-shape draw:style-name="gr11" draw:text-style-name="P2" xml:id="id7" draw:id="id7" draw:layer="layout" svg:width="4.115cm" svg:height="1.778cm" svg:x="17.729cm" svg:y="10.033cm">
          <draw:glue-point draw:id="4" svg:x="-2.627cm" svg:y="-5.129cm"/>
          <draw:glue-point draw:id="5" svg:x="2.927cm" svg:y="-5.129cm"/>
          <text:p text:style-name="P1"><text:span text:style-name="T1">Apply the calculated gain to the music data or reset to original volum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0" xml:id="id6" draw:id="id6" draw:layer="layout" svg:x1="17.172cm" svg:y1="10.908cm" svg:x2="17.172cm" svg:y2="10.908cm" draw:start-shape="id5" draw:start-glue-point="1" draw:end-shape="id5" draw:end-glue-point="1" svg:d="M17172 10908z" svg:viewBox="0 0 1 1">
          <text:p/>
        </draw:connector>
        <draw:connector draw:style-name="gr13" draw:text-style-name="P10" draw:layer="layout" svg:x1="17.172cm" svg:y1="10.908cm" svg:x2="17.729cm" svg:y2="10.922cm" draw:start-shape="id6" draw:start-glue-point="0" draw:end-shape="id7" draw:end-glue-point="3" svg:d="M17172 10908v14h557" svg:viewBox="0 0 558 15">
          <text:p/>
        </draw:connector>
        <draw:frame draw:style-name="gr2" draw:text-style-name="P4" xml:id="id8" draw:id="id8" draw:layer="layout" svg:width="2.55cm" svg:height="1.199cm" svg:x="17.399cm" svg:y="7.62cm">
          <draw:text-box>
            <text:p text:style-name="P3">MUSIC DATA</text:p>
            <text:p text:style-name="P3">(IN)</text:p>
          </draw:text-box>
        </draw:frame>
        <draw:connector draw:style-name="gr14" draw:text-style-name="P5" xml:id="id14" draw:id="id14" draw:layer="layout" draw:line-skew="-0.007cm" svg:x1="18.705cm" svg:y1="10.033cm" svg:x2="18.674cm" svg:y2="8.819cm" draw:start-shape="id7" draw:start-glue-point="4" draw:end-shape="id8" draw:end-glue-point="2" svg:d="M18705 10033v-623h-31v-591" svg:viewBox="0 0 32 1215">
          <text:p/>
        </draw:connector>
        <draw:frame draw:style-name="gr7" draw:text-style-name="P7" draw:layer="layout" svg:width="0.662cm" svg:height="0.645cm" svg:x="16.158cm" svg:y="9.631cm">
          <draw:text-box>
            <text:p text:style-name="P7">gain</text:p>
          </draw:text-box>
        </draw:frame>
        <draw:connector draw:style-name="gr15" draw:text-style-name="P5" xml:id="id11" draw:id="id11" draw:layer="layout" draw:line-skew="-1.088cm" svg:x1="21.844cm" svg:y1="10.922cm" svg:x2="24.003cm" svg:y2="10.908cm" draw:start-shape="id7" draw:start-glue-point="1" draw:end-shape="id9" svg:d="M21844 10922v-14h2159" svg:viewBox="0 0 2160 15">
          <text:p/>
        </draw:connector>
        <draw:frame draw:style-name="gr2" draw:text-style-name="P4" xml:id="id9" draw:id="id9" draw:layer="layout" svg:width="3.194cm" svg:height="1.199cm" svg:x="24.003cm" svg:y="10.309cm">
          <draw:text-box>
            <text:p text:style-name="P3">SPEAKER DATA</text:p>
            <text:p text:style-name="P3">(OUT)</text:p>
          </draw:text-box>
        </draw:frame>
        <draw:custom-shape draw:style-name="gr16" draw:text-style-name="P2" xml:id="id10" draw:id="id10" draw:layer="layout" svg:width="4.445cm" svg:height="2.059cm" svg:x="14.224cm" svg:y="14.203cm">
          <text:p text:style-name="P1"><text:span text:style-name="T1">Process raw audio data and average packets of samp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5" draw:layer="layout" draw:line-skew="2.729cm" svg:x1="18.669cm" svg:y1="15.232cm" svg:x2="21.844cm" svg:y2="10.915cm" draw:start-shape="id10" draw:start-glue-point="1" draw:end-shape="id11" draw:end-glue-point="0" svg:d="M18669 15232h4318v-4317h-1143" svg:viewBox="0 0 4319 4318">
          <text:p/>
        </draw:connector>
        <draw:connector draw:style-name="gr18" draw:text-style-name="P5" draw:layer="layout" svg:x1="9.441cm" svg:y1="11.162cm" svg:x2="14.224cm" svg:y2="15.232cm" draw:start-shape="id3" draw:start-glue-point="8" draw:end-shape="id10" draw:end-glue-point="3" svg:d="M9441 11162v4070h4783" svg:viewBox="0 0 4784 4071">
          <text:p/>
        </draw:connector>
        <draw:connector draw:style-name="gr3" draw:text-style-name="P5" draw:layer="layout" draw:line-skew="-1.102cm" svg:x1="8.602cm" svg:y1="10.908cm" svg:x2="10.287cm" svg:y2="5.32cm" draw:start-shape="id12" draw:start-glue-point="0" draw:end-shape="id13" draw:end-glue-point="6" svg:d="M8602 10908h34v-5588h1651" svg:viewBox="0 0 1686 5589">
          <text:p/>
        </draw:connector>
        <draw:custom-shape draw:style-name="gr19" draw:text-style-name="P6" xml:id="id13" draw:id="id13" draw:layer="layout" svg:width="0.508cm" svg:height="0.508cm" svg:x="10.287cm" svg:y="5.066cm">
          <text:p text:style-name="P5">+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8" draw:text-style-name="P5" draw:layer="layout" svg:x1="10.541cm" svg:y1="5.574cm" svg:x2="18.689cm" svg:y2="9.41cm" draw:start-shape="id13" draw:start-glue-point="8" draw:end-shape="id14" draw:end-glue-point="0" svg:d="M10541 5574v3836h8148" svg:viewBox="0 0 8149 3837">
          <text:p/>
        </draw:connector>
        <draw:frame draw:style-name="gr2" draw:text-style-name="P12" draw:layer="layout" svg:width="0.214cm" svg:height="0.962cm" svg:x="9.652cm" svg:y="10.722cm">
          <draw:text-box>
            <text:p text:style-name="P11">-</text:p>
          </draw:text-box>
        </draw:frame>
        <draw:frame draw:style-name="gr2" draw:text-style-name="P12" draw:layer="layout" svg:width="0.214cm" svg:height="0.962cm" svg:x="10.708cm" svg:y="5.104cm">
          <draw:text-box>
            <text:p text:style-name="P11">-</text:p>
          </draw:text-box>
        </draw:frame>
        <draw:connector draw:style-name="gr5" draw:text-style-name="P5" draw:layer="layout" svg:x1="10.795cm" svg:y1="5.32cm" svg:x2="14.859cm" svg:y2="5.32cm" draw:start-shape="id13" draw:start-glue-point="10" draw:end-shape="id15" draw:end-glue-point="3" svg:d="M10795 5320h4064" svg:viewBox="0 0 4065 1">
          <text:p/>
        </draw:connector>
        <draw:custom-shape draw:style-name="gr20" draw:text-style-name="P2" xml:id="id15" draw:id="id15" draw:layer="layout" svg:width="5.08cm" svg:height="2.059cm" svg:x="14.859cm" svg:y="4.291cm">
          <text:p text:style-name="P1"><text:span text:style-name="T1">If the noise value is negligible, set the gain to zero and the volume back to its original value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2.91cm" svg:height="1.039cm" svg:x="11.303cm" svg:y="4.318cm">
          <draw:text-box>
            <text:p text:style-name="P7">noise with respect </text:p>
            <text:p text:style-name="P7">to original volume</text:p>
          </draw:text-box>
        </draw:frame>
        <draw:connector draw:style-name="gr3" draw:text-style-name="P5" draw:layer="layout" svg:x1="19.939cm" svg:y1="5.32cm" svg:x2="20.99cm" svg:y2="10.033cm" draw:start-shape="id15" draw:start-glue-point="1" draw:end-shape="id7" draw:end-glue-point="5" svg:d="M19939 5320h1051v4713" svg:viewBox="0 0 1052 4714">
          <text:p/>
        </draw:connector>
        <draw:frame draw:style-name="gr21" draw:text-style-name="P7" draw:layer="layout" svg:width="1.932cm" svg:height="1.433cm" svg:x="21.055cm" svg:y="6.477cm">
          <draw:text-box>
            <text:p text:style-name="P7">reset volume comman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cm" fo:padding-right="0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08cm" fo:margin-bottom="0.508cm" fo:margin-left="0.508cm" fo:margin-right="0.508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9T13:23:57.267000000</meta:creation-date>
    <dc:date>2018-07-19T15:30:51.654000000</dc:date>
    <meta:editing-duration>PT1M46S</meta:editing-duration>
    <meta:editing-cycles>1</meta:editing-cycles>
    <meta:document-statistic meta:object-count="38"/>
    <meta:generator>LibreOffice/6.0.5.2$Windows_X86_64 LibreOffice_project/54c8cbb85f300ac59db32fe8a675ff7683cd5a16</meta:generator>
  </office:meta>
</office:document-meta>
</file>